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5.59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1.213cm" fo:min-width="6.73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2cm" fo:min-width="5.596cm" draw:shadow-offset-x="0.203cm" draw:shadow-offset-y="0.20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1.434cm" fo:min-width="7.628cm" draw:shadow-offset-x="0.203cm" draw:shadow-offset-y="0.20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39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6.612cm"/>
    </style:style>
    <style:style style:name="gr8" style:family="graphic" style:parent-style-name="standard">
      <style:graphic-properties draw:textarea-horizontal-align="justify" draw:textarea-vertical-align="middle" draw:auto-grow-height="false" fo:min-height="1.057cm" fo:min-width="0.834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2.167cm"/>
    </style:style>
    <style:style style:name="gr11" style:family="graphic" style:parent-style-name="standard">
      <style:graphic-properties draw:stroke="none" svg:stroke-color="#000000" draw:fill="none" draw:fill-color="#ffffff" fo:min-height="0.737cm"/>
    </style:style>
    <style:style style:name="gr12" style:family="graphic" style:parent-style-name="standard">
      <style:graphic-properties draw:textarea-horizontal-align="justify" draw:textarea-vertical-align="middle" draw:auto-grow-height="false" fo:min-height="3.433cm" fo:min-width="5.72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5.7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2.921cm" svg:x="1.835cm" svg:y="1.381cm">
          <text:p text:style-name="P1">Load Information </text:p>
          <text:p text:style-name="P1">from Bulk Data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96cm" svg:height="2.921cm" svg:x="1.635cm" svg:y="6.923cm">
          <text:p text:style-name="P1">Use LHS to make </text:p>
          <text:p text:style-name="P1">1000 load cas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096cm" svg:height="2.921cm" svg:x="1.635cm" svg:y="10.606cm">
          <text:p text:style-name="P1">Select only cases </text:p>
          <text:p text:style-name="P1">with force magnitude </text:p>
          <text:p text:style-name="P1">&gt; 190,514N. </text:p>
          <text:p text:style-name="P1">(n~=25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096cm" svg:height="2.921cm" svg:x="1.635cm" svg:y="14.135cm">
          <text:p text:style-name="P1">Generate “system”</text:p>
          <text:p text:style-name="P1">object to contain</text:p>
          <text:p text:style-name="P1">data. 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096cm" svg:height="2.921cm" svg:x="1.635cm" svg:y="23.147cm">
          <text:p text:style-name="P1">Add resulting designs</text:p>
          <text:p text:style-name="P1">That are on the </text:p>
          <text:p text:style-name="P1">Pareto front to </text:p>
          <text:p text:style-name="P1">all_fron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096cm" svg:height="4.953cm" svg:x="1.635cm" svg:y="17.591cm">
          <text:p text:style-name="P1">Perform constrained </text:p>
          <text:p text:style-name="P1">MODE. </text:p>
          <text:p text:style-name="P1">min(weight,stress)</text:p>
          <text:p text:style-name="P1">(Constrain weight </text:p>
          <text:p text:style-name="P1">and stress)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239cm" svg:height="21.463cm" svg:x="1.254cm" svg:y="4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096cm" svg:height="1.27cm" svg:x="1.635cm" svg:y="5.272cm">
          <text:p text:style-name="P1">For each load case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8.128cm" svg:height="11.684cm" svg:x="10.625cm" svg:y="1.8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874cm" svg:height="0.889cm" svg:x="10.752cm" svg:y="2.089cm">
          <text:p text:style-name="P1">For each design in all_front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7.112cm" svg:height="3.175cm" svg:x="11.133cm" svg:y="3.232cm">
          <text:p text:style-name="P1">Calculate Beta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2.667cm" svg:height="2.613cm" svg:x="13.414cm" svg:y="7.223cm">
          <text:p text:style-name="P1"><text:span text:style-name="T1">Beta &gt; 4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3" draw:id="id13" draw:layer="layout" svg:width="4.191cm" svg:height="2.159cm" svg:x="11.006cm" svg:y="10.725cm">
          <text:p text:style-name="P1">Add to</text:p>
          <text:p text:style-name="P1">valid_designs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2.667cm" svg:height="2.159cm" svg:x="15.705cm" svg:y="10.725cm">
          <text:p text:style-name="P1">Discard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51cm" svg:height="0.987cm" svg:x="11.287cm" svg:y="9.128cm">
          <draw:text-box>
            <text:p>Yes</text:p>
          </draw:text-box>
        </draw:frame>
        <draw:custom-shape draw:style-name="gr12" draw:text-style-name="P1" xml:id="id9" draw:id="id9" draw:layer="layout" svg:width="6.223cm" svg:height="3.683cm" svg:x="11.587cm" svg:y="14.154cm">
          <text:p text:style-name="P1">From valid_designs,</text:p>
          <text:p text:style-name="P1"><text:s/>find overall Pareto </text:p>
          <text:p text:style-name="P1">front across all </text:p>
          <text:p text:style-name="P1">load cases. </text:p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6.223cm" svg:height="1.905cm" svg:x="11.587cm" svg:y="18.726cm">
          <text:p text:style-name="P1">Report final front</text:p>
          <text:p text:style-name="P1">information to user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4.883cm" svg:y1="4.302cm" svg:x2="4.873cm" svg:y2="4.891cm" draw:start-shape="id1" draw:start-glue-point="2" draw:end-shape="id2" draw:end-glue-point="0" svg:d="M4883 4302v294h-10v295" svg:viewBox="0 0 11 590">
          <text:p/>
        </draw:connector>
        <draw:connector draw:style-name="gr14" draw:text-style-name="P2" draw:layer="layout" svg:x1="4.683cm" svg:y1="9.844cm" svg:x2="4.683cm" svg:y2="10.606cm" draw:start-shape="id3" draw:start-glue-point="2" draw:end-shape="id4" draw:end-glue-point="0" svg:d="M4683 9844v762" svg:viewBox="0 0 1 763">
          <text:p/>
        </draw:connector>
        <draw:connector draw:style-name="gr14" draw:text-style-name="P2" draw:layer="layout" svg:x1="4.683cm" svg:y1="13.527cm" svg:x2="4.683cm" svg:y2="14.135cm" draw:start-shape="id4" draw:start-glue-point="2" draw:end-shape="id5" draw:end-glue-point="0" svg:d="M4683 13527v608" svg:viewBox="0 0 1 609">
          <text:p/>
        </draw:connector>
        <draw:connector draw:style-name="gr14" draw:text-style-name="P2" draw:layer="layout" svg:x1="4.683cm" svg:y1="17.056cm" svg:x2="4.683cm" svg:y2="17.591cm" draw:start-shape="id5" draw:start-glue-point="2" draw:end-shape="id6" draw:end-glue-point="0" svg:d="M4683 17056v535" svg:viewBox="0 0 1 536">
          <text:p/>
        </draw:connector>
        <draw:connector draw:style-name="gr14" draw:text-style-name="P2" draw:layer="layout" svg:x1="4.683cm" svg:y1="22.544cm" svg:x2="4.683cm" svg:y2="23.147cm" draw:start-shape="id6" draw:start-glue-point="2" draw:end-shape="id7" draw:end-glue-point="0" svg:d="M4683 22544v603" svg:viewBox="0 0 1 604">
          <text:p/>
        </draw:connector>
        <draw:connector draw:style-name="gr14" draw:text-style-name="P2" draw:layer="layout" svg:x1="4.873cm" svg:y1="26.354cm" svg:x2="14.689cm" svg:y2="1.835cm" draw:start-shape="id2" draw:start-glue-point="2" draw:end-shape="id8" draw:end-glue-point="0" svg:d="M4873 26354v500h4686v-25520h5130v501" svg:viewBox="0 0 9817 25521">
          <text:p/>
        </draw:connector>
        <draw:connector draw:style-name="gr14" draw:text-style-name="P2" draw:layer="layout" svg:x1="14.689cm" svg:y1="13.519cm" svg:x2="14.698cm" svg:y2="14.154cm" draw:start-shape="id8" draw:start-glue-point="2" draw:end-shape="id9" draw:end-glue-point="0" svg:d="M14689 13519v317h9v318" svg:viewBox="0 0 10 636">
          <text:p/>
        </draw:connector>
        <draw:connector draw:style-name="gr14" draw:text-style-name="P2" draw:layer="layout" svg:x1="14.698cm" svg:y1="17.837cm" svg:x2="14.698cm" svg:y2="18.726cm" draw:start-shape="id9" draw:start-glue-point="2" draw:end-shape="id10" draw:end-glue-point="0" svg:d="M14698 17837v889" svg:viewBox="0 0 1 890">
          <text:p/>
        </draw:connector>
        <draw:connector draw:style-name="gr15" draw:text-style-name="P2" draw:layer="layout" svg:x1="16.081cm" svg:y1="8.53cm" svg:x2="17.038cm" svg:y2="10.725cm" draw:start-shape="id11" draw:start-glue-point="7" draw:end-shape="id12" draw:end-glue-point="0" svg:d="M16081 8530h957v2195" svg:viewBox="0 0 958 2196">
          <text:p text:style-name="P1">No</text:p>
        </draw:connector>
        <draw:connector draw:style-name="gr14" draw:text-style-name="P2" draw:layer="layout" svg:x1="13.414cm" svg:y1="8.53cm" svg:x2="13.101cm" svg:y2="10.725cm" draw:start-shape="id11" draw:start-glue-point="5" draw:end-shape="id13" draw:end-glue-point="0" svg:d="M13414 8530h-313v2195" svg:viewBox="0 0 314 2196">
          <text:p/>
        </draw:connector>
        <draw:connector draw:style-name="gr14" draw:text-style-name="P2" draw:layer="layout" svg:x1="14.689cm" svg:y1="6.407cm" svg:x2="14.748cm" svg:y2="7.223cm" draw:start-shape="id14" draw:start-glue-point="2" draw:end-shape="id11" draw:end-glue-point="4" svg:d="M14689 6407v407h59v409" svg:viewBox="0 0 60 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1:20:27.903519195</meta:creation-date>
    <dc:date>2019-01-13T11:41:18.448475477</dc:date>
    <meta:editing-duration>PT8S</meta:editing-duration>
    <meta:editing-cycles>1</meta:editing-cycles>
    <meta:document-statistic meta:object-count="28"/>
    <meta:generator>LibreOffice/6.1.4.2$Linux_X86_64 LibreOffice_project/10$Build-2</meta:generator>
  </office:meta>
</office:document-meta>
</file>